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1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11.721cm"/>
    </style:style>
    <style:style style:name="co9" style:family="table-column">
      <style:table-column-properties fo:break-before="auto" style:column-width="11.827cm"/>
    </style:style>
    <style:style style:name="co11" style:family="table-column">
      <style:table-column-properties fo:break-before="auto" style:column-width="6.72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/>
      <style:text-properties fo:color="#ffffff" style:text-line-through-style="solid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solid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ff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solid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center"/>
      <style:text-properties fo:color="#000000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7.01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table table:name="Material a reciclar 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number-columns-repeated="246" table:default-cell-style-name="Default"/>
        <table:table-row table:style-name="ro8">
          <table:table-cell table:style-name="ce45"/>
          <table:table-cell table:number-columns-repeated="2"/>
          <table:table-cell table:style-name="ce55" office:value-type="string">
            <text:p>Rnº</text:p>
          </table:table-cell>
          <table:table-cell table:style-name="ce57" office:value-type="string">
            <text:p>Tipo</text:p>
          </table:table-cell>
          <table:table-cell table:style-name="ce57" office:value-type="string">
            <text:p>Localización</text:p>
          </table:table-cell>
          <table:table-cell table:style-name="ce57" office:value-type="string">
            <office:annotation draw:style-name="gr1" draw:text-style-name="P1" svg:width="3.387cm" svg:height="17.211cm" svg:x="25.224cm" svg:y="0.026cm" draw:caption-point-x="-9.589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61" office:value-type="string">
            <text:p>Número catálogo si está listo</text:p>
          </table:table-cell>
          <table:table-cell table:style-name="ce57" office:value-type="string">
            <text:p>Notas</text:p>
          </table:table-cell>
          <table:table-cell table:style-name="ce57" office:value-type="string">
            <text:p>Procedenci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5">
            <text:p>1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">
            <text:p>2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">
            <text:p>33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">
            <text:p>34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LaserJet 1320</text:p>
          </table:table-cell>
          <table:table-cell table:style-name="ce49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5">
            <text:p>3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DeskJet 5440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">
            <text:p>3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Acer ScanPrisa 640U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">
            <text:p>4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Acer ScanPrisa 640U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">
            <text:p>4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Deskjet 3325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">
            <text:p>4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LaserJet 2100TN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">
            <text:p>5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Deskjet 660C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">
            <text:p>5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Deskjet 840C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9">
            <text:p>5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Epson Stylus Color 800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85">
            <text:p>8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Deskjet 3325</text:p>
          </table:table-cell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86">
            <text:p>8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OKI C3500</text:p>
          </table:table-cell>
          <table:table-cell table:style-name="ce49" office:value-type="string">
            <text:p>Colegio Mayor Isabel la catól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89">
            <text:p>89</text:p>
          </table:table-cell>
          <table:table-cell table:style-name="ce49" office:value-type="string">
            <text:p>Portatil</text:p>
          </table:table-cell>
          <table:table-cell table:style-name="ce49" office:value-type="string">
            <text:p>Oficina</text:p>
          </table:table-cell>
          <table:table-cell table:style-name="ce58"/>
          <table:table-cell table:style-name="ce49"/>
          <table:table-cell table:style-name="ce49" office:value-type="string">
            <text:p>Epson Stylus 580 - Inyectores obturados</text:p>
          </table:table-cell>
          <table:table-cell table:style-name="ce49" office:value-type="string">
            <text:p>Fuera UGR - Mardiga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91">
            <text:p>9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LaserJet 6L</text:p>
          </table:table-cell>
          <table:table-cell table:style-name="ce49" office:value-type="string">
            <text:p>¿?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13">
            <text:p>11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Empresari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46">
            <text:p>14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48">
            <text:p>14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TSIE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54">
            <text:p>15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56">
            <text:p>15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65">
            <text:p>16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71">
            <text:p>17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Complejo Administrativo Triunf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76">
            <text:p>17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78">
            <text:p>17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omunicación y document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81">
            <text:p>18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97">
            <text:p>19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Impresora A3</text:p>
          </table:table-cell>
          <table:table-cell table:style-name="ce49" office:value-type="string">
            <text:p>Parque Tecnológico de la Salud - Edificio BIC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98">
            <text:p>19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199">
            <text:p>19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09">
            <text:p>209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30">
            <text:p>230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31">
            <text:p>231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32">
            <text:p>232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CENTRO DE ACTIVIDADES DEPORTIVASº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33">
            <text:p>23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36">
            <text:p>23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40">
            <text:p>24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41">
            <text:p>24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42">
            <text:p>24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47">
            <text:p>24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48">
            <text:p>24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52">
            <text:p>25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53">
            <text:p>25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55">
            <text:p>25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59">
            <text:p>25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Instituto de Matemáticas UGR - IEMATH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63">
            <text:p>26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Canon Fax L300</text:p>
          </table:table-cell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64">
            <text:p>26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Lexmark E-210</text:p>
          </table:table-cell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65">
            <text:p>26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/>
          <table:table-cell table:style-name="ce49" office:value-type="string">
            <text:p>Hp Deskjet 5440</text:p>
          </table:table-cell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66">
            <text:p>26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68">
            <text:p>26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70">
            <text:p>27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71">
            <text:p>27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72">
            <text:p>27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7"/>
          <table:table-cell table:style-name="ce50"/>
          <table:table-cell table:style-name="ce53" office:value-type="string">
            <text:p>R</text:p>
          </table:table-cell>
          <table:table-cell table:style-name="ce50" office:value-type="float" office:value="274">
            <text:p>274</text:p>
          </table:table-cell>
          <table:table-cell table:style-name="ce50" office:value-type="string">
            <text:p>Impresora</text:p>
          </table:table-cell>
          <table:table-cell table:style-name="ce50" office:value-type="string">
            <text:p>Almacén</text:p>
          </table:table-cell>
          <table:table-cell table:style-name="ce59" office:value-type="string">
            <text:p>Para tirar</text:p>
          </table:table-cell>
          <table:table-cell table:style-name="ce50" table:number-columns-repeated="2"/>
          <table:table-cell table:style-name="ce50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75">
            <text:p>27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78">
            <text:p>27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 office:value-type="string">
            <text:p>Apple</text:p>
          </table:table-cell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79">
            <text:p>27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 office:value-type="string">
            <text:p>Apple</text:p>
          </table:table-cell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0">
            <text:p>28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Renat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2">
            <text:p>28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3">
            <text:p>28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5">
            <text:p>28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6">
            <text:p>28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7">
            <text:p>28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8">
            <text:p>28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89">
            <text:p>28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0">
            <text:p>290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4">
            <text:p>29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5">
            <text:p>29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6">
            <text:p>29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7">
            <text:p>297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299">
            <text:p>29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1">
            <text:p>30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2">
            <text:p>30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3">
            <text:p>30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4">
            <text:p>30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5">
            <text:p>30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6">
            <text:p>30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07">
            <text:p>30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3">
            <text:p>31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4">
            <text:p>31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5">
            <text:p>31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6">
            <text:p>31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7">
            <text:p>317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8">
            <text:p>31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19">
            <text:p>31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0">
            <text:p>32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1">
            <text:p>32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pto Estadística - Despacho Nuria Rico Castr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2">
            <text:p>32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3">
            <text:p>32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4">
            <text:p>32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8">
            <text:p>32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29">
            <text:p>32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1">
            <text:p>33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2">
            <text:p>33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4">
            <text:p>33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5">
            <text:p>33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Hospital Real - Bibliote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6">
            <text:p>33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7">
            <text:p>33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8">
            <text:p>33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39">
            <text:p>33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0">
            <text:p>34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7"/>
          <table:table-cell table:style-name="ce50"/>
          <table:table-cell table:style-name="ce53" office:value-type="string">
            <text:p>R</text:p>
          </table:table-cell>
          <table:table-cell table:style-name="ce50" office:value-type="float" office:value="341">
            <text:p>341</text:p>
          </table:table-cell>
          <table:table-cell table:style-name="ce50" office:value-type="string">
            <text:p>Impresora</text:p>
          </table:table-cell>
          <table:table-cell table:style-name="ce50" office:value-type="string">
            <text:p>Almacén</text:p>
          </table:table-cell>
          <table:table-cell table:style-name="ce59" office:value-type="string">
            <text:p>Para tirar</text:p>
          </table:table-cell>
          <table:table-cell table:style-name="ce50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2">
            <text:p>342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3">
            <text:p>34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4">
            <text:p>34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5">
            <text:p>34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7">
            <text:p>34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8">
            <text:p>34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49">
            <text:p>34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50">
            <text:p>35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51">
            <text:p>35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52">
            <text:p>35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54">
            <text:p>35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0">
            <text:p>37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1">
            <text:p>37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2">
            <text:p>37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3">
            <text:p>37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3">
            <text:p>37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4">
            <text:p>37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5">
            <text:p>37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5">
            <text:p>37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6">
            <text:p>37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7">
            <text:p>37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8">
            <text:p>37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79">
            <text:p>37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0">
            <text:p>38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1">
            <text:p>38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2">
            <text:p>38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3">
            <text:p>38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4">
            <text:p>38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5">
            <text:p>38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7">
            <text:p>38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7">
            <text:p>38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8">
            <text:p>38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89">
            <text:p>38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0">
            <text:p>39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1">
            <text:p>39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2">
            <text:p>39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3">
            <text:p>39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4">
            <text:p>39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5">
            <text:p>39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6">
            <text:p>39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7">
            <text:p>39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8">
            <text:p>39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399">
            <text:p>39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1">
            <text:p>40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2">
            <text:p>40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3">
            <text:p>40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4">
            <text:p>40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5">
            <text:p>40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7">
            <text:p>40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09">
            <text:p>40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0">
            <text:p>41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1">
            <text:p>41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2">
            <text:p>41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3">
            <text:p>41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4">
            <text:p>41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5">
            <text:p>41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6">
            <text:p>41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17">
            <text:p>41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0">
            <text:p>42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1">
            <text:p>42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2">
            <text:p>42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3">
            <text:p>42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5">
            <text:p>42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6">
            <text:p>42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7">
            <text:p>42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8">
            <text:p>42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29">
            <text:p>42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1">
            <text:p>43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2">
            <text:p>43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3">
            <text:p>43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4">
            <text:p>43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5">
            <text:p>43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7">
            <text:p>43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38">
            <text:p>43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0">
            <text:p>44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1">
            <text:p>44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2">
            <text:p>44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3">
            <text:p>44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4">
            <text:p>44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6">
            <text:p>44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7">
            <text:p>44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49">
            <text:p>44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0">
            <text:p>45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1">
            <text:p>45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2">
            <text:p>45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Vicerectorado Ordenación Académ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3">
            <text:p>45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Vicerectorado Ordenación Académica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4">
            <text:p>45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5">
            <text:p>45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6">
            <text:p>45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7">
            <text:p>45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8">
            <text:p>45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59">
            <text:p>45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0">
            <text:p>46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1">
            <text:p>46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2">
            <text:p>46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3">
            <text:p>46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4">
            <text:p>46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5">
            <text:p>46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6">
            <text:p>46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7">
            <text:p>46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8">
            <text:p>46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69">
            <text:p>46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0">
            <text:p>47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1">
            <text:p>47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2">
            <text:p>47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3">
            <text:p>47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4">
            <text:p>47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5">
            <text:p>47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6">
            <text:p>47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7">
            <text:p>47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56" office:value-type="string">
            <text:p>Tac-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8">
            <text:p>47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79">
            <text:p>47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0">
            <text:p>48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1">
            <text:p>48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2">
            <text:p>48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3">
            <text:p>48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4">
            <text:p>48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5">
            <text:p>48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6">
            <text:p>48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7">
            <text:p>48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8">
            <text:p>48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ilos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89">
            <text:p>489</text:p>
          </table:table-cell>
          <table:table-cell table:style-name="ce49" office:value-type="string">
            <text:p>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ilos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0">
            <text:p>490</text:p>
          </table:table-cell>
          <table:table-cell table:style-name="ce49" office:value-type="string">
            <text:p>Portatil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1">
            <text:p>491</text:p>
          </table:table-cell>
          <table:table-cell table:style-name="ce49" office:value-type="string">
            <text:p>Portatil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2">
            <text:p>49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Filossofía y letr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3">
            <text:p>49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4">
            <text:p>494</text:p>
          </table:table-cell>
          <table:table-cell table:style-name="ce49" office:value-type="string">
            <text:p>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5">
            <text:p>49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Secretaria General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6">
            <text:p>49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Secretaria General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7">
            <text:p>49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Secretaria General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8">
            <text:p>49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499">
            <text:p>49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0">
            <text:p>50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1">
            <text:p>50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2">
            <text:p>50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3">
            <text:p>50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4">
            <text:p>50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5">
            <text:p>50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6">
            <text:p>50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7">
            <text:p>50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8">
            <text:p>50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09">
            <text:p>50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0">
            <text:p>51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1">
            <text:p>51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2">
            <text:p>51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3">
            <text:p>51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4">
            <text:p>514</text:p>
          </table:table-cell>
          <table:table-cell table:style-name="ce49" office:value-type="string">
            <text:p>Fax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5">
            <text:p>51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6">
            <text:p>51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7">
            <text:p>51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8">
            <text:p>51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19">
            <text:p>51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0">
            <text:p>52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1">
            <text:p>52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2">
            <text:p>52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3">
            <text:p>52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4">
            <text:p>52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5">
            <text:p>52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6">
            <text:p>52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7">
            <text:p>52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8">
            <text:p>52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29">
            <text:p>52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0">
            <text:p>53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1">
            <text:p>53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2">
            <text:p>53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3">
            <text:p>53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4">
            <text:p>53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5">
            <text:p>53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6">
            <text:p>53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7">
            <text:p>53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8">
            <text:p>538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39">
            <text:p>539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0">
            <text:p>540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1">
            <text:p>541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2">
            <text:p>542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3">
            <text:p>543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4">
            <text:p>544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5">
            <text:p>545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6">
            <text:p>546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7">
            <text:p>547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8">
            <text:p>548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49">
            <text:p>549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0">
            <text:p>550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1">
            <text:p>551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2">
            <text:p>552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3">
            <text:p>553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4">
            <text:p>554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5">
            <text:p>555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6">
            <text:p>556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7">
            <text:p>557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8">
            <text:p>558</text:p>
          </table:table-cell>
          <table:table-cell table:style-name="ce49"/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59">
            <text:p>55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0">
            <text:p>56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1">
            <text:p>56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2">
            <text:p>562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3">
            <text:p>563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4">
            <text:p>564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5">
            <text:p>565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6">
            <text:p>56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7">
            <text:p>56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8">
            <text:p>56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69">
            <text:p>56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8"/>
          <table:table-cell table:style-name="ce51"/>
          <table:table-cell table:style-name="ce54" office:value-type="string">
            <text:p>R</text:p>
          </table:table-cell>
          <table:table-cell table:style-name="ce51" office:value-type="float" office:value="570">
            <text:p>570</text:p>
          </table:table-cell>
          <table:table-cell table:style-name="ce51" office:value-type="string">
            <text:p>Pc</text:p>
          </table:table-cell>
          <table:table-cell table:style-name="ce51" office:value-type="string">
            <text:p>Oficina Manu</text:p>
          </table:table-cell>
          <table:table-cell table:style-name="ce60"/>
          <table:table-cell table:style-name="ce51" office:value-type="float" office:value="312">
            <text:p>312</text:p>
          </table:table-cell>
          <table:table-cell table:style-name="ce51"/>
          <table:table-cell table:style-name="ce51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71">
            <text:p>571</text:p>
          </table:table-cell>
          <table:table-cell table:style-name="ce49" office:value-type="string">
            <text:p>Portatil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72">
            <text:p>572</text:p>
          </table:table-cell>
          <table:table-cell table:style-name="ce49" office:value-type="string">
            <text:p>Portatil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73">
            <text:p>573</text:p>
          </table:table-cell>
          <table:table-cell table:style-name="ce49" office:value-type="string">
            <text:p>Fax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52" office:value-type="string">
            <text:p>R</text:p>
          </table:table-cell>
          <table:table-cell table:style-name="ce49" office:value-type="float" office:value="574">
            <text:p>57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58"/>
          <table:table-cell table:style-name="ce49" table:number-columns-repeated="2"/>
          <table:table-cell table:style-name="ce49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7"/>
          <table:table-cell table:style-name="ce50"/>
          <table:table-cell table:style-name="ce53" office:value-type="string">
            <text:p>R</text:p>
          </table:table-cell>
          <table:table-cell table:style-name="ce50" office:value-type="float" office:value="575">
            <text:p>575</text:p>
          </table:table-cell>
          <table:table-cell table:style-name="ce50" office:value-type="string">
            <text:p>Pc</text:p>
          </table:table-cell>
          <table:table-cell table:style-name="ce50" office:value-type="string">
            <text:p>Oficina</text:p>
          </table:table-cell>
          <table:table-cell table:style-name="ce59" office:value-type="string">
            <text:p>Desechado</text:p>
          </table:table-cell>
          <table:table-cell table:style-name="ce50" table:number-columns-repeated="2"/>
          <table:table-cell table:style-name="ce50" office:value-type="string">
            <text:p>Hospital Real Rector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76">
            <text:p>57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77">
            <text:p>57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78">
            <text:p>57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79">
            <text:p>57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0">
            <text:p>58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1">
            <text:p>58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2">
            <text:p>58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3">
            <text:p>58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4">
            <text:p>58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5">
            <text:p>585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6">
            <text:p>58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7">
            <text:p>58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8">
            <text:p>58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89">
            <text:p>58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0">
            <text:p>59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1">
            <text:p>59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2">
            <text:p>59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3">
            <text:p>59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4">
            <text:p>59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5">
            <text:p>595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46"/>
          <table:table-cell table:style-name="ce49"/>
          <table:table-cell table:style-name="ce49" office:value-type="string">
            <text:p>R</text:p>
          </table:table-cell>
          <table:table-cell table:style-name="ce49" office:value-type="float" office:value="596">
            <text:p>59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en</text:p>
          </table:table-cell>
          <table:table-cell table:style-name="ce49" table:number-columns-repeated="3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4" table:number-rows-repeated="2">
          <table:table-cell table:style-name="ce46"/>
          <table:table-cell table:style-name="ce49" table:number-columns-repeated="9"/>
          <table:table-cell table:number-columns-repeated="246"/>
        </table:table-row>
        <table:table-row table:style-name="ro4" table:number-rows-repeated="3">
          <table:table-cell table:style-name="ce46"/>
          <table:table-cell table:style-name="ce49"/>
          <table:table-cell table:style-name="ce52"/>
          <table:table-cell table:style-name="ce49" table:number-columns-repeated="3"/>
          <table:table-cell table:style-name="ce58"/>
          <table:table-cell table:style-name="ce49" table:number-columns-repeated="3"/>
          <table:table-cell table:number-columns-repeated="246"/>
        </table:table-row>
        <table:table-row table:style-name="ro4" table:number-rows-repeated="104823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terial_a_reciclar_anterior_2014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246" table:default-cell-style-name="Default"/>
        <table:table-row table:style-name="ro5">
          <table:table-cell table:style-name="ce1"/>
          <table:table-cell/>
          <table:table-cell table:style-name="ce11" office:value-type="string">
            <text:p>Rnº</text:p>
          </table:table-cell>
          <table:table-cell table:style-name="ce13" office:value-type="string">
            <text:p>Tipo</text:p>
          </table:table-cell>
          <table:table-cell table:style-name="ce13" office:value-type="string">
            <text:p>Localización</text:p>
          </table:table-cell>
          <table:table-cell table:style-name="ce13" office:value-type="string">
            <office:annotation draw:style-name="gr1" draw:text-style-name="P1" svg:width="3.387cm" svg:height="17.211cm" svg:x="22.048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7" office:value-type="string">
            <text:p>Número catálogo si está listo</text:p>
          </table:table-cell>
          <table:table-cell table:style-name="ce13" office:value-type="string">
            <text:p>disco duro?</text:p>
          </table:table-cell>
          <table:table-cell table:style-name="ce13" office:value-type="string">
            <text:p>Notas</text:p>
          </table:table-cell>
          <table:table-cell table:style-name="ce13" office:value-type="string">
            <text:p>Procedenci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0">
            <text:p>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SE LO LLEVARON DE CEUTA</text:p>
          </table:table-cell>
          <table:table-cell table:style-name="ce18" office:value-type="string">
            <text:p>Facultad de Odontolog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">
            <text:p>1</text:p>
          </table:table-cell>
          <table:table-cell table:style-name="ce29" office:value-type="string">
            <text:p>Servid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e le ha retirado a este equipo la memoria RAM, 4 DIMM DDR 256MB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6">
            <text:p>186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Barcelon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 DISCO DURO y sin RAM: DDR2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Controlador gráfico estropeado - Problemas con la RAM, no reconoce más de 64MB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6">
            <text:p>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8">
            <text:p>178</text:p>
          </table:table-cell>
          <table:table-cell table:style-name="ce18" office:value-type="float" office:value="80">
            <text:p>80</text:p>
          </table:table-cell>
          <table:table-cell table:style-name="ce18"/>
          <table:table-cell table:style-name="ce18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7">
            <text:p>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e le han retirado varios componentes y cables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8">
            <text:p>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1">
            <text:p>181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Ceuta</text:p>
          </table:table-cell>
          <table:table-cell table:style-name="ce18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">
            <text:p>9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5">
            <text:p>185</text:p>
          </table:table-cell>
          <table:table-cell table:style-name="ce18" office:value-type="float" office:value="60">
            <text:p>60</text:p>
          </table:table-cell>
          <table:table-cell table:style-name="ce18" office:value-type="string">
            <text:p>Anasdt</text:p>
          </table:table-cell>
          <table:table-cell table:style-name="ce18" office:value-type="string">
            <text:p>Barcelon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">
            <text:p>1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">
            <text:p>12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2">
            <text:p>182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Ceuta</text:p>
          </table:table-cell>
          <table:table-cell table:style-name="ce18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3">
            <text:p>13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Facultad de Odontología</text:p>
          </table:table-cell>
          <table:table-cell table:number-columns-repeated="246"/>
        </table:table-row>
        <table:table-row table:style-name="ro6">
          <table:table-cell table:style-name="ce20" office:value-type="string">
            <text:p>R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Impresora</text:p>
          </table:table-cell>
          <table:table-cell table:style-name="ce20" office:value-type="string">
            <text:p>Oficina, en uso</text:p>
          </table:table-cell>
          <table:table-cell table:style-name="ce20" office:value-type="string">
            <text:p>Listo</text:p>
          </table:table-cell>
          <table:table-cell table:style-name="ce20" office:value-type="float" office:value="56">
            <text:p>56</text:p>
          </table:table-cell>
          <table:table-cell table:style-name="ce20"/>
          <table:table-cell table:style-name="ce20" office:value-type="string">
            <text:p>HP LaserJet 4000 La he asignado para la oficina.</text:p>
          </table:table-cell>
          <table:table-cell table:style-name="ce20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LaserJet 1320</text:p>
          </table:table-cell>
          <table:table-cell table:style-name="ce5" office:value-type="string">
            <text:p>CENTRO DE ACTIVIDADES DEPORTIV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8">
            <text:p>58</text:p>
          </table:table-cell>
          <table:table-cell table:style-name="ce21"/>
          <table:table-cell table:style-name="ce21" office:value-type="string">
            <text:p>HP Deskjet 890C</text:p>
          </table:table-cell>
          <table:table-cell table:style-name="ce21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7">
            <text:p>17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AGFA Snapscan 42</text:p>
          </table:table-cell>
          <table:table-cell table:style-name="ce29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190">
            <text:p>190</text:p>
          </table:table-cell>
          <table:table-cell table:style-name="ce21" table:number-columns-repeated="2"/>
          <table:table-cell table:style-name="ce21" office:value-type="string">
            <text:p>Palacio de la Madraz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9">
            <text:p>1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GABINETE DE RECURSOS HUMANOS Y ORGANIZ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0">
            <text:p>2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7">
            <text:p>197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GABINETE DE RECURSOS HUMANOS Y ORGANIZ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">
            <text:p>2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7">
            <text:p>177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GABINETE DE RECURSOS HUMANOS Y ORGANIZ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6">
            <text:p>6</text:p>
          </table:table-cell>
          <table:table-cell table:style-name="ce33" office:value-type="float" office:value="23">
            <text:p>2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DONADO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187">
            <text:p>187</text:p>
          </table:table-cell>
          <table:table-cell table:style-name="ce29" office:value-type="float" office:value="10">
            <text:p>10</text:p>
          </table:table-cell>
          <table:table-cell table:style-name="ce29"/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12">
            <text:p>12</text:p>
          </table:table-cell>
          <table:table-cell table:style-name="ce33" office:value-type="float" office:value="24">
            <text:p>2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Lexmark Z65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25">
            <text:p>25</text:p>
          </table:table-cell>
          <table:table-cell table:style-name="ce30" office:value-type="string">
            <text:p>Portátil</text:p>
          </table:table-cell>
          <table:table-cell table:style-name="ce30" office:value-type="string">
            <text:p>Of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/>
          <table:table-cell table:style-name="ce30" office:value-type="string">
            <text:p>Toshiba Satellite S1900-303 - sin cable de alimentación y teclas</text:p>
          </table:table-cell>
          <table:table-cell table:style-name="ce30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7">
            <text:p>7</text:p>
          </table:table-cell>
          <table:table-cell table:style-name="ce33" office:value-type="float" office:value="26">
            <text:p>26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office:value-type="string">
            <text:p>-</text:p>
          </table:table-cell>
          <table:table-cell table:style-name="ce29" office:value-type="string">
            <text:p>No reconoce la RAM, pero pita sin RAM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8">
            <text:p>8</text:p>
          </table:table-cell>
          <table:table-cell table:style-name="ce33" office:value-type="float" office:value="27">
            <text:p>2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HD, Procesador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28">
            <text:p>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Sin: RAM, HD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29">
            <text:p>2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544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30">
            <text:p>30</text:p>
          </table:table-cell>
          <table:table-cell table:style-name="ce21"/>
          <table:table-cell table:style-name="ce21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31">
            <text:p>31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59">
            <text:p>59</text:p>
          </table:table-cell>
          <table:table-cell table:style-name="ce18"/>
          <table:table-cell table:style-name="ce18" office:value-type="string">
            <text:p>HP LaserJet 5L</text:p>
          </table:table-cell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32">
            <text:p>32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31">
            <text:p>231</text:p>
          </table:table-cell>
          <table:table-cell table:style-name="ce18"/>
          <table:table-cell table:style-name="ce18" office:value-type="string">
            <text:p>HUNDYX D6100 Series - no van varias teclas (con teclado externo)</text:p>
          </table:table-cell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3" office:value-type="string">
            <text:p>R</text:p>
          </table:table-cell>
          <table:table-cell table:style-name="ce31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31" office:value-type="string">
            <text:p>Escaner</text:p>
          </table:table-cell>
          <table:table-cell table:style-name="ce31" office:value-type="string">
            <text:p>Almacén oficina</text:p>
          </table:table-cell>
          <table:table-cell table:style-name="ce31" office:value-type="string">
            <text:p>-</text:p>
          </table:table-cell>
          <table:table-cell table:style-name="ce31" table:number-columns-repeated="2"/>
          <table:table-cell table:style-name="ce31" office:value-type="string">
            <text:p>Acer ScanPrisa 640U</text:p>
          </table:table-cell>
          <table:table-cell table:style-name="ce31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4">
            <text:p>34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Acer ScanPrisa 640U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5">
            <text:p>3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3325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8">
            <text:p>8</text:p>
          </table:table-cell>
          <table:table-cell table:style-name="ce33" office:value-type="float" office:value="36">
            <text:p>36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55">
            <text:p>55</text:p>
          </table:table-cell>
          <table:table-cell table:style-name="ce29"/>
          <table:table-cell table:style-name="ce29" office:value-type="string">
            <text:p>HP LaserJet 1100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LaserJet 2100TN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HD, F.Alimentación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39">
            <text:p>39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string">
            <text:p>Epson Stylus CX3650 Impresora+Escáner</text:p>
          </table:table-cell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40">
            <text:p>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66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9">
            <text:p>19</text:p>
          </table:table-cell>
          <table:table-cell table:style-name="ce8" office:value-type="float" office:value="41">
            <text:p>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84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2">
            <text:p>12</text:p>
          </table:table-cell>
          <table:table-cell table:style-name="ce33" office:value-type="float" office:value="42">
            <text:p>4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HD, F.Alimentación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43">
            <text:p>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Epson Stylus Color 80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3">
            <text:p>13</text:p>
          </table:table-cell>
          <table:table-cell table:style-name="ce33" office:value-type="float" office:value="44">
            <text:p>4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-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4">
            <text:p>14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4">
            <text:p>194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21">
            <text:p>21</text:p>
          </table:table-cell>
          <table:table-cell table:style-name="ce33" office:value-type="float" office:value="46">
            <text:p>46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HP LaserJet 5L - 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5">
            <text:p>15</text:p>
          </table:table-cell>
          <table:table-cell table:style-name="ce33" office:value-type="float" office:value="47">
            <office:annotation draw:style-name="gr2" draw:text-style-name="P1" svg:width="3.387cm" svg:height="0.516cm" svg:x="12.524cm" svg:y="4.103cm" draw:caption-point-x="-8.53cm" draw:caption-point-y="20.781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Procesador, HD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6">
            <text:p>16</text:p>
          </table:table-cell>
          <table:table-cell table:style-name="ce33" office:value-type="float" office:value="48">
            <text:p>4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Quitar fuente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7">
            <text:p>17</text:p>
          </table:table-cell>
          <table:table-cell table:style-name="ce33" office:value-type="float" office:value="49">
            <text:p>4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Sin HD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22">
            <text:p>22</text:p>
          </table:table-cell>
          <table:table-cell table:style-name="ce33" office:value-type="float" office:value="50">
            <text:p>5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Canon iP1500 (No coge papel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3">
            <text:p>23</text:p>
          </table:table-cell>
          <table:table-cell table:style-name="ce8" office:value-type="float" office:value="51">
            <text:p>5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Canon iP510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52">
            <text:p>5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61">
            <text:p>61</text:p>
          </table:table-cell>
          <table:table-cell table:style-name="ce18"/>
          <table:table-cell table:style-name="ce18" office:value-type="string">
            <text:p>HP Deskjet 690C</text:p>
          </table:table-cell>
          <table:table-cell table:style-name="ce18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69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53">
            <text:p>5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3325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54">
            <text:p>54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HP ScanJet 6100C</text:p>
          </table:table-cell>
          <table:table-cell table:style-name="ce29" office:value-type="string">
            <text:p>Colegio Mayor Isabel la catól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6">
            <text:p>26</text:p>
          </table:table-cell>
          <table:table-cell table:style-name="ce8" office:value-type="float" office:value="55">
            <text:p>5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OKI C3500</text:p>
          </table:table-cell>
          <table:table-cell table:style-name="ce5" office:value-type="string">
            <text:p>Colegio Mayor Isabel la catól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56">
            <text:p>56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AGFA Snapscan 1212</text:p>
          </table:table-cell>
          <table:table-cell table:style-name="ce5" office:value-type="string">
            <text:p>Fuera UGR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27">
            <text:p>27</text:p>
          </table:table-cell>
          <table:table-cell table:style-name="ce33" office:value-type="float" office:value="57">
            <text:p>57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º</text:p>
          </table:table-cell>
          <table:table-cell table:style-name="ce29" office:value-type="string">
            <text:p>Fuera UGR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23">
            <text:p>23</text:p>
          </table:table-cell>
          <table:table-cell table:style-name="ce33" office:value-type="float" office:value="58">
            <text:p>5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-</text:p>
          </table:table-cell>
          <table:table-cell table:style-name="ce29" office:value-type="string">
            <text:p>Fuera UGR - Mardigan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59">
            <text:p>59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21" office:value-type="string">
            <text:p>Epson Stylus 580 - Inyectores obturados</text:p>
          </table:table-cell>
          <table:table-cell table:style-name="ce21" office:value-type="string">
            <text:p>Fuera UGR - Mardiga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60">
            <text:p>6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4C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61">
            <text:p>61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1">
            <text:p>51</text:p>
          </table:table-cell>
          <table:table-cell table:style-name="ce21"/>
          <table:table-cell table:style-name="ce21" office:value-type="string">
            <text:p>HP Deskjet 840C</text:p>
          </table:table-cell>
          <table:table-cell table:style-name="ce2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3" office:value-type="string">
            <text:p>R</text:p>
          </table:table-cell>
          <table:table-cell table:style-name="ce31" office:value-type="float" office:value="28">
            <text:p>28</text:p>
          </table:table-cell>
          <table:table-cell table:style-name="ce23" office:value-type="float" office:value="62">
            <text:p>62</text:p>
          </table:table-cell>
          <table:table-cell table:style-name="ce31" office:value-type="string">
            <text:p>Impresora</text:p>
          </table:table-cell>
          <table:table-cell table:style-name="ce31" office:value-type="string">
            <text:p>Almacén oficina</text:p>
          </table:table-cell>
          <table:table-cell table:style-name="ce31" office:value-type="string">
            <text:p>-</text:p>
          </table:table-cell>
          <table:table-cell table:style-name="ce31" table:number-columns-repeated="2"/>
          <table:table-cell table:style-name="ce31" office:value-type="string">
            <text:p>HP LaserJet 1100A</text:p>
          </table:table-cell>
          <table:table-cell table:style-name="ce3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6">
            <text:p>6</text:p>
          </table:table-cell>
          <table:table-cell table:style-name="ce33" office:value-type="float" office:value="63">
            <text:p>63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Scanjet 4C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64">
            <text:p>6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52">
            <text:p>52</text:p>
          </table:table-cell>
          <table:table-cell table:style-name="ce29"/>
          <table:table-cell table:style-name="ce29" office:value-type="string">
            <text:p>Canon S400 - Inyectores obturados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8">
            <text:p>18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3">
            <text:p>193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8">
            <text:p>18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3">
            <text:p>193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62">
            <text:p>62</text:p>
          </table:table-cell>
          <table:table-cell table:style-name="ce21" table:number-columns-repeated="2"/>
          <table:table-cell table:style-name="ce21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9">
            <text:p>19</text:p>
          </table:table-cell>
          <table:table-cell table:style-name="ce18" office:value-type="float" office:value="67">
            <text:p>6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1">
            <text:p>31</text:p>
          </table:table-cell>
          <table:table-cell table:style-name="ce33" office:value-type="float" office:value="69">
            <text:p>69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1">
            <text:p>31</text:p>
          </table:table-cell>
          <table:table-cell table:style-name="ce33" office:value-type="float" office:value="69">
            <text:p>69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3">
            <text:p>53</text:p>
          </table:table-cell>
          <table:table-cell table:style-name="ce21"/>
          <table:table-cell table:style-name="ce21" office:value-type="string">
            <text:p>Epson Stylus C60</text:p>
          </table:table-cell>
          <table:table-cell table:style-name="ce21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53">
            <text:p>53</text:p>
          </table:table-cell>
          <table:table-cell table:style-name="ce18"/>
          <table:table-cell table:style-name="ce18" office:value-type="string">
            <text:p>Epson Stylus C60</text:p>
          </table:table-cell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20">
            <text:p>20</text:p>
          </table:table-cell>
          <table:table-cell table:style-name="ce33" office:value-type="float" office:value="71">
            <text:p>7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72">
            <text:p>72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9">
            <text:p>229</text:p>
          </table:table-cell>
          <table:table-cell table:style-name="ce18" table:number-columns-repeated="2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22">
            <text:p>22</text:p>
          </table:table-cell>
          <table:table-cell table:style-name="ce18" office:value-type="float" office:value="79">
            <text:p>7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4">
            <text:p>34</text:p>
          </table:table-cell>
          <table:table-cell table:style-name="ce33" office:value-type="float" office:value="80">
            <text:p>8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5">
            <text:p>35</text:p>
          </table:table-cell>
          <table:table-cell table:style-name="ce33" office:value-type="float" office:value="81">
            <text:p>81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pson Stylus color 800 (Fallan los rodillos)</text:p>
          </table:table-cell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6">
            <text:p>36</text:p>
          </table:table-cell>
          <table:table-cell table:style-name="ce33" office:value-type="float" office:value="82">
            <text:p>82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54">
            <text:p>54</text:p>
          </table:table-cell>
          <table:table-cell table:style-name="ce29"/>
          <table:table-cell table:style-name="ce29" office:value-type="string">
            <text:p>HP LaserJet 1150</text:p>
          </table:table-cell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37">
            <text:p>37</text:p>
          </table:table-cell>
          <table:table-cell table:style-name="ce33" office:value-type="float" office:value="83">
            <text:p>83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ScanJet 3300C</text:p>
          </table:table-cell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8">
            <text:p>38</text:p>
          </table:table-cell>
          <table:table-cell table:style-name="ce33" office:value-type="float" office:value="84">
            <text:p>8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LaserJet 6L</text:p>
          </table:table-cell>
          <table:table-cell table:style-name="ce29" office:value-type="string">
            <text:p>¿?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85">
            <text:p>8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Empresariale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86">
            <text:p>8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Empresariale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87">
            <text:p>8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88">
            <text:p>8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stá vacía!! no tiene naica</text:p>
          </table:table-cell>
          <table:table-cell table:style-name="ce2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89">
            <text:p>8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0">
            <text:p>9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0">
            <text:p>200</text:p>
          </table:table-cell>
          <table:table-cell table:style-name="ce18" table:number-columns-repeated="2"/>
          <table:table-cell table:style-name="ce18" office:value-type="string">
            <text:p>ETSIE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91">
            <text:p>9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IE</text:p>
          </table:table-cell>
          <table:table-cell table:number-columns-repeated="246"/>
        </table:table-row>
        <table:table-row table:style-name="ro6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92">
            <text:p>92</text:p>
          </table:table-cell>
          <table:table-cell table:style-name="ce30" office:value-type="string">
            <text:p>Portátil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/>
          <table:table-cell table:style-name="ce30" office:value-type="string">
            <text:p>No termina de arrancar el clonezilla (probar a clonar disco como el R133)</text:p>
          </table:table-cell>
          <table:table-cell table:style-name="ce30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3">
            <text:p>93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200">
            <text:p>200</text:p>
          </table:table-cell>
          <table:table-cell table:style-name="ce18"/>
          <table:table-cell table:style-name="ce18" office:value-type="string">
            <text:p>Palacio de la Madraz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4">
            <text:p>94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33">
            <text:p>233</text:p>
          </table:table-cell>
          <table:table-cell table:style-name="ce18"/>
          <table:table-cell table:style-name="ce18" office:value-type="string">
            <text:p>1GB ram, 100GB HD, core duo 1'83GHz, grabadora DVD</text:p>
          </table:table-cell>
          <table:table-cell table:style-name="ce18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5">
            <text:p>9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7">
            <text:p>227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6">
            <text:p>9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5">
            <text:p>225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7">
            <text:p>9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7">
            <text:p>207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8">
            <text:p>9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8">
            <text:p>228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9">
            <text:p>9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3">
            <text:p>203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0">
            <text:p>10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8">
            <text:p>208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01">
            <text:p>10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No arranca desde HD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2">
            <text:p>102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6">
            <text:p>226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03">
            <text:p>103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5">
            <text:p>245</text:p>
          </table:table-cell>
          <table:table-cell table:style-name="ce24" table:number-columns-repeated="2"/>
          <table:table-cell table:style-name="ce2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4">
            <text:p>10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3">
            <text:p>213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5">
            <text:p>10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4">
            <text:p>224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6">
            <text:p>10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9">
            <text:p>219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7">
            <text:p>10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5">
            <text:p>205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8">
            <text:p>10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7">
            <text:p>217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9">
            <text:p>10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1">
            <text:p>221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0">
            <text:p>11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0">
            <text:p>210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1">
            <text:p>11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5">
            <text:p>215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2">
            <text:p>11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Necesita de cables de encendido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13">
            <text:p>113</text:p>
          </table:table-cell>
          <table:table-cell table:style-name="ce30" office:value-type="string">
            <text:p>Pc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5" office:value-type="string">
            <text:p>R</text:p>
          </table:table-cell>
          <table:table-cell table:style-name="ce25"/>
          <table:table-cell table:style-name="ce25" office:value-type="float" office:value="114">
            <text:p>114</text:p>
          </table:table-cell>
          <table:table-cell table:style-name="ce25" office:value-type="string">
            <text:p>Pc</text:p>
          </table:table-cell>
          <table:table-cell table:style-name="ce25" office:value-type="string">
            <text:p>MISSING</text:p>
          </table:table-cell>
          <table:table-cell table:style-name="ce25" office:value-type="string">
            <text:p>Listo</text:p>
          </table:table-cell>
          <table:table-cell table:style-name="ce25" office:value-type="float" office:value="222">
            <text:p>222</text:p>
          </table:table-cell>
          <table:table-cell table:style-name="ce25" table:number-columns-repeated="2"/>
          <table:table-cell table:style-name="ce2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5">
            <text:p>11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Necesita de cables de encendido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6">
            <text:p>11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4">
            <text:p>214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7">
            <text:p>11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1">
            <text:p>211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8">
            <text:p>11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9">
            <text:p>11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20">
            <text:p>12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l controlador IDE falla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1">
            <text:p>12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3">
            <text:p>223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22">
            <text:p>12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123">
            <text:p>123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table:number-columns-repeated="3"/>
          <table:table-cell table:style-name="ce2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4">
            <text:p>12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6">
            <text:p>216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25">
            <text:p>12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6">
            <text:p>12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9">
            <text:p>209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27">
            <text:p>127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40">
            <text:p>40</text:p>
          </table:table-cell>
          <table:table-cell table:style-name="ce24"/>
          <table:table-cell table:style-name="ce2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8">
            <text:p>12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0">
            <text:p>220</text:p>
          </table:table-cell>
          <table:table-cell table:style-name="ce18" table:number-columns-repeated="2"/>
          <table:table-cell table:style-name="ce18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29">
            <text:p>129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7">
            <text:p>247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0">
            <text:p>13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1">
            <text:p>13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2">
            <text:p>13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33">
            <text:p>133</text:p>
          </table:table-cell>
          <table:table-cell table:style-name="ce30" office:value-type="string">
            <text:p>Portátil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/>
          <table:table-cell table:style-name="ce30" office:value-type="string">
            <text:p>No termina de arrancar el clonezilla (probar a clonar disco como el R92)</text:p>
          </table:table-cell>
          <table:table-cell table:style-name="ce30" office:value-type="string">
            <text:p>CITIC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">
            <text:p>1</text:p>
          </table:table-cell>
          <table:table-cell table:style-name="ce18" office:value-type="float" office:value="134">
            <text:p>13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2">
            <text:p>202</text:p>
          </table:table-cell>
          <table:table-cell table:style-name="ce18" table:number-columns-repeated="2"/>
          <table:table-cell table:style-name="ce18" office:value-type="string">
            <text:p>Fuera de la ugr?? Sera creo que lo recogiste tú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5">
            <text:p>13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36">
            <text:p>13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6">
            <text:p>236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7">
            <text:p>13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138">
            <text:p>138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, en uso</text:p>
          </table:table-cell>
          <table:table-cell table:style-name="ce21" office:value-type="string">
            <text:p>Listo</text:p>
          </table:table-cell>
          <table:table-cell table:style-name="ce21" office:value-type="float" office:value="218">
            <text:p>218</text:p>
          </table:table-cell>
          <table:table-cell table:style-name="ce21" table:number-columns-repeated="2"/>
          <table:table-cell table:style-name="ce21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39">
            <text:p>139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5">
            <text:p>235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40">
            <text:p>140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6">
            <text:p>246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1">
            <text:p>14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42">
            <text:p>14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<text:s/></text:p>
          </table:table-cell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43">
            <text:p>14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44">
            <text:p>14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45">
            <text:p>14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7">
            <text:p>237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Fuera de la ugr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6">
            <text:p>14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7">
            <text:p>14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8">
            <text:p>1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9">
            <text:p>149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1">
            <text:p>15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1">
            <text:p>15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52">
            <text:p>152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8">
            <text:p>238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3">
            <text:p>153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Triunf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54">
            <text:p>15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omplejo Administrativo Triunfo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155">
            <text:p>155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66">
            <text:p>266</text:p>
          </table:table-cell>
          <table:table-cell table:style-name="ce21" table:number-columns-repeated="2"/>
          <table:table-cell table:style-name="ce21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56">
            <text:p>15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57">
            <text:p>15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8">
            <text:p>15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9">
            <text:p>15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Triunf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0">
            <text:p>16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Triunf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61">
            <text:p>161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32">
            <text:p>232</text:p>
          </table:table-cell>
          <table:table-cell table:style-name="ce18" table:number-columns-repeated="3"/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/>
          <table:table-cell table:style-name="ce18" office:value-type="float" office:value="162">
            <text:p>16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65">
            <text:p>65</text:p>
          </table:table-cell>
          <table:table-cell table:style-name="ce18" table:number-columns-repeated="3"/>
          <table:table-cell table:number-columns-repeated="246"/>
        </table:table-row>
        <table:table-row table:style-name="ro3">
          <table:table-cell table:style-name="ce26" office:value-type="string">
            <text:p>R</text:p>
          </table:table-cell>
          <table:table-cell table:style-name="ce26"/>
          <table:table-cell table:style-name="ce26" office:value-type="float" office:value="163">
            <text:p>163</text:p>
          </table:table-cell>
          <table:table-cell table:style-name="ce26" office:value-type="string">
            <text:p>Portátil</text:p>
          </table:table-cell>
          <table:table-cell table:style-name="ce26" office:value-type="string">
            <text:p>Oficina</text:p>
          </table:table-cell>
          <table:table-cell table:style-name="ce26" office:value-type="string">
            <text:p>Listo</text:p>
          </table:table-cell>
          <table:table-cell table:style-name="ce26" office:value-type="float" office:value="309">
            <text:p>309</text:p>
          </table:table-cell>
          <table:table-cell table:style-name="ce26"/>
          <table:table-cell table:style-name="ce26" office:value-type="string">
            <text:p>Toshiba Satellite Pro (tiene Lubuntu instalado)</text:p>
          </table:table-cell>
          <table:table-cell table:style-name="ce26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4">
            <text:p>16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65">
            <text:p>16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omunicación y document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6">
            <text:p>166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omunicación y document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7">
            <text:p>167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palacio la madraz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8">
            <text:p>16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9">
            <text:p>169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Facultad de cienci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70">
            <text:p>17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omunicación y document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71">
            <text:p>1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20" office:value-type="string">
            <text:p>R</text:p>
          </table:table-cell>
          <table:table-cell table:style-name="ce20"/>
          <table:table-cell table:style-name="ce20" office:value-type="float" office:value="172">
            <text:p>172</text:p>
          </table:table-cell>
          <table:table-cell table:style-name="ce20" office:value-type="string">
            <text:p>Pc</text:p>
          </table:table-cell>
          <table:table-cell table:style-name="ce20" office:value-type="string">
            <text:p>Oficina, en uso</text:p>
          </table:table-cell>
          <table:table-cell table:style-name="ce20" office:value-type="string">
            <text:p>Listo</text:p>
          </table:table-cell>
          <table:table-cell table:style-name="ce20" office:value-type="float" office:value="234">
            <text:p>234</text:p>
          </table:table-cell>
          <table:table-cell table:style-name="ce20"/>
          <table:table-cell table:style-name="ce20" office:value-type="string">
            <text:p>Granja3</text:p>
          </table:table-cell>
          <table:table-cell table:style-name="ce20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73">
            <text:p>173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2">
            <text:p>242</text:p>
          </table:table-cell>
          <table:table-cell table:style-name="ce24"/>
          <table:table-cell table:style-name="ce24" office:value-type="string">
            <text:p>Granja4</text:p>
          </table:table-cell>
          <table:table-cell table:style-name="ce24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74">
            <text:p>174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1">
            <text:p>241</text:p>
          </table:table-cell>
          <table:table-cell table:style-name="ce24"/>
          <table:table-cell table:style-name="ce24" office:value-type="string">
            <text:p>Granja1</text:p>
          </table:table-cell>
          <table:table-cell table:style-name="ce24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75">
            <text:p>17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3">
            <text:p>243</text:p>
          </table:table-cell>
          <table:table-cell table:style-name="ce24"/>
          <table:table-cell table:style-name="ce24" office:value-type="string">
            <text:p>Granja2</text:p>
          </table:table-cell>
          <table:table-cell table:style-name="ce24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76">
            <text:p>17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Impresora A3</text:p>
          </table:table-cell>
          <table:table-cell table:style-name="ce5" office:value-type="string">
            <text:p>Parque Tecnológico de la Salud - Edificio BIC</text:p>
          </table:table-cell>
          <table:table-cell table:number-columns-repeated="246"/>
        </table:table-row>
        <table:table-row table:style-name="ro3">
          <table:table-cell table:style-name="ce27" office:value-type="string">
            <text:p>R</text:p>
          </table:table-cell>
          <table:table-cell table:style-name="ce32"/>
          <table:table-cell table:style-name="ce35" office:value-type="float" office:value="177">
            <text:p>177</text:p>
          </table:table-cell>
          <table:table-cell table:style-name="ce32" office:value-type="string">
            <text:p>Proyector</text:p>
          </table:table-cell>
          <table:table-cell table:style-name="ce32" office:value-type="string">
            <text:p>Oficina</text:p>
          </table:table-cell>
          <table:table-cell table:style-name="ce39" office:value-type="string">
            <text:p>listo</text:p>
          </table:table-cell>
          <table:table-cell table:style-name="ce39" office:value-type="float" office:value="299">
            <text:p>299</text:p>
          </table:table-cell>
          <table:table-cell table:style-name="ce32" table:number-columns-repeated="2"/>
          <table:table-cell table:style-name="ce32" office:value-type="string">
            <text:p>¿de donde fue?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78">
            <text:p>17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79">
            <text:p>17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0">
            <text:p>18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81">
            <text:p>18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82">
            <text:p>182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9">
            <text:p>239</text:p>
          </table:table-cell>
          <table:table-cell table:style-name="ce24" table:number-columns-repeated="2"/>
          <table:table-cell table:style-name="ce24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3">
            <text:p>18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4">
            <text:p>18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5">
            <text:p>18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86">
            <text:p>18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4">
            <text:p>244</text:p>
          </table:table-cell>
          <table:table-cell table:style-name="ce24" table:number-columns-repeated="2"/>
          <table:table-cell table:style-name="ce24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7">
            <text:p>18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88">
            <text:p>18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80">
            <text:p>80</text:p>
          </table:table-cell>
          <table:table-cell table:style-name="ce18"/>
          <table:table-cell table:style-name="ce18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89">
            <text:p>18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G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0">
            <text:p>19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1">
            <text:p>19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92">
            <text:p>192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0">
            <text:p>240</text:p>
          </table:table-cell>
          <table:table-cell table:style-name="ce24" table:number-columns-repeated="2"/>
          <table:table-cell table:style-name="ce24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3">
            <text:p>19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4">
            <text:p>19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95">
            <text:p>19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2">
            <text:p>252</text:p>
          </table:table-cell>
          <table:table-cell table:style-name="ce24" table:number-columns-repeated="2"/>
          <table:table-cell table:style-name="ce24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96">
            <text:p>19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40">
            <text:p>40</text:p>
          </table:table-cell>
          <table:table-cell table:style-name="ce24"/>
          <table:table-cell table:style-name="ce24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97">
            <text:p>197</text:p>
          </table:table-cell>
          <table:table-cell table:style-name="ce30" office:value-type="string">
            <text:p>Impresora</text:p>
          </table:table-cell>
          <table:table-cell table:style-name="ce30" office:value-type="string">
            <text:p>Almacén 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98">
            <text:p>198</text:p>
          </table:table-cell>
          <table:table-cell table:style-name="ce30" office:value-type="string">
            <text:p>Impresora</text:p>
          </table:table-cell>
          <table:table-cell table:style-name="ce30" office:value-type="string">
            <text:p>Almacén 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99">
            <text:p>199</text:p>
          </table:table-cell>
          <table:table-cell table:style-name="ce30" office:value-type="string">
            <text:p>Impresora</text:p>
          </table:table-cell>
          <table:table-cell table:style-name="ce30" office:value-type="string">
            <text:p>Almacén 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0">
            <text:p>20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01">
            <text:p>201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80">
            <text:p>80</text:p>
          </table:table-cell>
          <table:table-cell table:style-name="ce24"/>
          <table:table-cell table:style-name="ce24" office:value-type="string">
            <text:p>Pablo</text:p>
          </table:table-cell>
          <table:table-cell table:number-columns-repeated="246"/>
        </table:table-row>
        <table:table-row table:style-name="ro6">
          <table:table-cell table:style-name="ce20" office:value-type="string">
            <text:p>R</text:p>
          </table:table-cell>
          <table:table-cell table:style-name="ce20"/>
          <table:table-cell table:style-name="ce20" office:value-type="float" office:value="202">
            <text:p>202</text:p>
          </table:table-cell>
          <table:table-cell table:style-name="ce20" office:value-type="string">
            <text:p>Impresora</text:p>
          </table:table-cell>
          <table:table-cell table:style-name="ce20" office:value-type="string">
            <text:p>Oficina, en uso</text:p>
          </table:table-cell>
          <table:table-cell table:style-name="ce20" office:value-type="string">
            <text:p>Listo</text:p>
          </table:table-cell>
          <table:table-cell table:style-name="ce20" office:value-type="float" office:value="251">
            <text:p>251</text:p>
          </table:table-cell>
          <table:table-cell table:style-name="ce20"/>
          <table:table-cell table:style-name="ce20" office:value-type="string">
            <text:p>HP PSC 1610 All-in-One</text:p>
          </table:table-cell>
          <table:table-cell table:style-name="ce20"/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03">
            <text:p>203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50">
            <text:p>250</text:p>
          </table:table-cell>
          <table:table-cell table:style-name="ce18"/>
          <table:table-cell table:style-name="ce18" office:value-type="string">
            <text:p>Brother <text:s/>HL2070N</text:p>
          </table:table-cell>
          <table:table-cell table:style-name="ce18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4">
            <text:p>20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pson AcuLaser C900</text:p>
          </table:table-cell>
          <table:table-cell table:style-name="ce29"/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05">
            <text:p>205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0">
            <text:p>260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06">
            <text:p>206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58">
            <text:p>258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7">
            <text:p>207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8">
            <text:p>208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9">
            <text:p>209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10">
            <text:p>21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1">
            <text:p>21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3">
            <text:p>263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12">
            <text:p>21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13">
            <text:p>213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15">
            <text:p>21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261">
            <text:p>261</text:p>
          </table:table-cell>
          <table:table-cell table:style-name="ce29" office:value-type="float" office:value="80">
            <text:p>80</text:p>
          </table:table-cell>
          <table:table-cell table:style-name="ce29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16">
            <text:p>21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20">
            <text:p>20</text:p>
          </table:table-cell>
          <table:table-cell table:style-name="ce24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7">
            <text:p>21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4">
            <text:p>264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8">
            <text:p>21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0">
            <text:p>270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19">
            <text:p>219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20">
            <text:p>220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59">
            <text:p>259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0" office:value-type="string">
            <text:p>R</text:p>
          </table:table-cell>
          <table:table-cell table:style-name="ce20"/>
          <table:table-cell table:style-name="ce20" office:value-type="float" office:value="221">
            <text:p>221</text:p>
          </table:table-cell>
          <table:table-cell table:style-name="ce20" office:value-type="string">
            <text:p>Pc</text:p>
          </table:table-cell>
          <table:table-cell table:style-name="ce20" office:value-type="string">
            <text:p>Almacén Oficina</text:p>
          </table:table-cell>
          <table:table-cell table:style-name="ce20" office:value-type="string">
            <text:p>Listo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250">
            <text:p>250</text:p>
          </table:table-cell>
          <table:table-cell table:style-name="ce20" office:value-type="string">
            <text:p>Servidor de Redmine</text:p>
          </table:table-cell>
          <table:table-cell table:style-name="ce20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22">
            <text:p>222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4">
            <text:p>274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3">
            <text:p>22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4">
            <text:p>224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5">
            <text:p>225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6">
            <text:p>226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Plus</text:p>
          </table:table-cell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7">
            <text:p>227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8">
            <text:p>22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29">
            <text:p>229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table:number-columns-repeated="2"/>
          <table:table-cell table:style-name="ce21" office:value-type="string">
            <text:p>Para Gcubo</text:p>
          </table:table-cell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30">
            <text:p>230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1">
            <text:p>231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2">
            <text:p>232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3">
            <text:p>23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4">
            <text:p>23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35">
            <text:p>23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5">
            <text:p>255</text:p>
          </table:table-cell>
          <table:table-cell table:style-name="ce24" table:number-columns-repeated="2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36">
            <text:p>236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37">
            <text:p>237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5">
            <text:p>275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38">
            <text:p>23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 </text:p>
          </table:table-cell>
          <table:table-cell table:style-name="ce18" office:value-type="float" office:value="269">
            <text:p>269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39">
            <text:p>23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0">
            <text:p>2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1">
            <text:p>2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2">
            <text:p>24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43">
            <text:p>243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120">
            <text:p>120</text:p>
          </table:table-cell>
          <table:table-cell table:style-name="ce24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44">
            <text:p>24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6">
            <text:p>276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45">
            <text:p>24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80">
            <text:p>80</text:p>
          </table:table-cell>
          <table:table-cell table:style-name="ce24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46">
            <text:p>246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47">
            <text:p>24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5">
            <text:p>265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8">
            <text:p>2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49">
            <text:p>24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50">
            <text:p>250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7">
            <text:p>267</text:p>
          </table:table-cell>
          <table:table-cell table:style-name="ce18" table:number-columns-repeated="3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51">
            <text:p>25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 </text:p>
          </table:table-cell>
          <table:table-cell table:style-name="ce18" office:value-type="float" office:value="268">
            <text:p>268</text:p>
          </table:table-cell>
          <table:table-cell table:style-name="ce18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2">
            <text:p>25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e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Matemáticas UGR - IEMATH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3">
            <text:p>25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Canon Fax L30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54">
            <text:p>254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9">
            <text:p>279</text:p>
          </table:table-cell>
          <table:table-cell table:style-name="ce21"/>
          <table:table-cell table:style-name="ce21" office:value-type="string">
            <text:p>3M</text:p>
          </table:table-cell>
          <table:table-cell table:style-name="ce21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5">
            <text:p>25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Lexmark E-21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6">
            <text:p>256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Toshiba TDP S8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57">
            <text:p>257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8">
            <text:p>278</text:p>
          </table:table-cell>
          <table:table-cell table:style-name="ce18"/>
          <table:table-cell table:style-name="ce18" office:value-type="string">
            <text:p>3M</text:p>
          </table:table-cell>
          <table:table-cell table:style-name="ce18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58">
            <text:p>258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Toshiba TDP S8</text:p>
          </table:table-cell>
          <table:table-cell table:style-name="ce2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9">
            <text:p>25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544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60">
            <text:p>260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TM Extended</text:p>
          </table:table-cell>
          <table:table-cell table:style-name="ce29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61">
            <text:p>261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 </text:p>
          </table:table-cell>
          <table:table-cell table:style-name="ce18" office:value-type="float" office:value="277">
            <text:p>277</text:p>
          </table:table-cell>
          <table:table-cell table:style-name="ce18"/>
          <table:table-cell table:style-name="ce18" office:value-type="string">
            <text:p>3M</text:p>
          </table:table-cell>
          <table:table-cell table:style-name="ce18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62">
            <text:p>262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0">
            <text:p>280</text:p>
          </table:table-cell>
          <table:table-cell table:style-name="ce21" table:number-columns-repeated="2"/>
          <table:table-cell table:style-name="ce21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3">
            <text:p>26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4">
            <text:p>26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5">
            <text:p>26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266">
            <text:p>266</text:p>
          </table:table-cell>
          <table:table-cell table:style-name="ce30" office:value-type="string">
            <text:p>Pc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Reciclando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67">
            <text:p>26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8">
            <text:p>26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69">
            <text:p>269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80">
            <text:p>80</text:p>
          </table:table-cell>
          <table:table-cell table:style-name="ce21"/>
          <table:table-cell table:style-name="ce21" office:value-type="string">
            <text:p>¿?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0">
            <text:p>27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1">
            <text:p>2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2">
            <text:p>27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73">
            <text:p>273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74">
            <text:p>27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5">
            <text:p>27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Renato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76">
            <text:p>276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Devueltos por Ecosfron de la 3ª Campañ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77">
            <text:p>277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Devueltos por Ecosfron de la 3ª Campañ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8">
            <text:p>27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9">
            <text:p>27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0">
            <text:p>28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1">
            <text:p>28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2">
            <text:p>28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3">
            <text:p>28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4">
            <text:p>28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5">
            <text:p>28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6">
            <text:p>28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7">
            <text:p>28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8">
            <text:p>28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6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9">
            <text:p>289</text:p>
          </table:table-cell>
          <table:table-cell table:style-name="ce5" office:value-type="string">
            <text:p>Impresora/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0">
            <text:p>290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1">
            <text:p>291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2">
            <text:p>292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3">
            <text:p>293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4">
            <text:p>29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5">
            <text:p>29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6">
            <text:p>29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7">
            <text:p>297</text:p>
          </table:table-cell>
          <table:table-cell table:style-name="ce5" office:value-type="string">
            <text:p>Escá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98">
            <text:p>29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9">
            <text:p>29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0">
            <text:p>30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Pablo Hinojos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1">
            <text:p>30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2">
            <text:p>30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3">
            <text:p>30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4">
            <text:p>30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5">
            <text:p>30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6">
            <text:p>30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7">
            <text:p>30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8">
            <text:p>30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9">
            <text:p>30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310">
            <text:p>310</text:p>
          </table:table-cell>
          <table:table-cell table:style-name="ce30" office:value-type="string">
            <text:p>Pc</text:p>
          </table:table-cell>
          <table:table-cell table:style-name="ce37" office:value-type="string">
            <text:p>Almacén oficina</text:p>
          </table:table-cell>
          <table:table-cell table:style-name="ce38" office:value-type="string">
            <text:p>Listo</text:p>
          </table:table-cell>
          <table:table-cell table:style-name="ce38" office:value-type="float" office:value="293">
            <text:p>293</text:p>
          </table:table-cell>
          <table:table-cell table:style-name="ce30" office:value-type="float" office:value="40">
            <text:p>40</text:p>
          </table:table-cell>
          <table:table-cell table:style-name="ce30"/>
          <table:table-cell table:style-name="ce30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311">
            <text:p>31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312">
            <text:p>31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3">
            <text:p>313</text:p>
          </table:table-cell>
          <table:table-cell table:style-name="ce5" office:value-type="string">
            <text:p>Impreos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4">
            <text:p>31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5">
            <text:p>3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6">
            <text:p>31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7">
            <text:p>317</text:p>
          </table:table-cell>
          <table:table-cell table:style-name="ce5" office:value-type="string">
            <text:p>Escá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8">
            <text:p>31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pto Estadística - Despacho Nuria Rico Castr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9">
            <text:p>31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0">
            <text:p>32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1">
            <text:p>32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2">
            <text:p>32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3">
            <text:p>32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4">
            <text:p>32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5">
            <text:p>325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26">
            <text:p>326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5">
            <text:p>285</text:p>
          </table:table-cell>
          <table:table-cell table:style-name="ce21" table:number-columns-repeated="2"/>
          <table:table-cell table:style-name="ce21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7">
            <text:p>32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8">
            <text:p>3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9">
            <text:p>32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0">
            <text:p>330</text:p>
          </table:table-cell>
          <table:table-cell table:style-name="ce5" office:value-type="string">
            <text:p>Portá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1">
            <text:p>33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2">
            <text:p>332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33">
            <text:p>333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4">
            <text:p>284</text:p>
          </table:table-cell>
          <table:table-cell table:style-name="ce21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4">
            <text:p>334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5">
            <text:p>335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6">
            <text:p>336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7">
            <text:p>337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8">
            <text:p>338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9">
            <text:p>339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0">
            <text:p>34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1">
            <text:p>34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2">
            <text:p>34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3">
            <text:p>34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4">
            <text:p>34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5">
            <text:p>34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46">
            <text:p>346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7">
            <text:p>34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8">
            <text:p>34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9">
            <text:p>34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0">
            <text:p>35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1">
            <text:p>35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2">
            <text:p>35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353">
            <text:p>35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4">
            <text:p>35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5">
            <text:p>355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6">
            <text:p>356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Falta logo osl en el grub y fondo pantalla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7">
            <text:p>357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Listo de imágenes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8">
            <text:p>358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Falta logo osl en el grub y fondo pantalla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3">
          <table:table-cell table:number-columns-repeated="2" table:style-name="ce21" office:value-type="string">
            <text:p>R</text:p>
          </table:table-cell>
          <table:table-cell table:style-name="ce21" office:value-type="float" office:value="359">
            <text:p>359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Falta logo osl en el grub y fondo pantalla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0">
            <text:p>360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2">
            <text:p>302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1">
            <text:p>361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1">
            <text:p>301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2">
            <text:p>362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3">
            <text:p>303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3">
            <text:p>363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6">
            <text:p>306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8" office:value-type="string">
            <text:p>R</text:p>
          </table:table-cell>
          <table:table-cell table:style-name="ce28"/>
          <table:table-cell table:style-name="ce28" office:value-type="float" office:value="364">
            <text:p>364</text:p>
          </table:table-cell>
          <table:table-cell table:style-name="ce28" office:value-type="string">
            <text:p>Proyector</text:p>
          </table:table-cell>
          <table:table-cell table:style-name="ce28" office:value-type="string">
            <text:p>Almacén oficina</text:p>
          </table:table-cell>
          <table:table-cell table:style-name="ce28" office:value-type="string">
            <text:p>Desachado</text:p>
          </table:table-cell>
          <table:table-cell table:style-name="ce28" table:number-columns-repeated="2"/>
          <table:table-cell table:style-name="ce28" office:value-type="string">
            <text:p>No funciona la lampara</text:p>
          </table:table-cell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5">
            <text:p>365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0">
            <text:p>300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8" office:value-type="string">
            <text:p>R</text:p>
          </table:table-cell>
          <table:table-cell table:style-name="ce28"/>
          <table:table-cell table:style-name="ce28" office:value-type="float" office:value="366">
            <text:p>366</text:p>
          </table:table-cell>
          <table:table-cell table:style-name="ce28" office:value-type="string">
            <text:p>Proyector</text:p>
          </table:table-cell>
          <table:table-cell table:style-name="ce28" office:value-type="string">
            <text:p>Almacén oficina</text:p>
          </table:table-cell>
          <table:table-cell table:style-name="ce28" office:value-type="string">
            <text:p>Desachado</text:p>
          </table:table-cell>
          <table:table-cell table:style-name="ce28" table:number-columns-repeated="2"/>
          <table:table-cell table:style-name="ce28" office:value-type="string">
            <text:p>No funciona la lampara</text:p>
          </table:table-cell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8" office:value-type="string">
            <text:p>R</text:p>
          </table:table-cell>
          <table:table-cell table:style-name="ce28"/>
          <table:table-cell table:style-name="ce28" office:value-type="float" office:value="367">
            <text:p>367</text:p>
          </table:table-cell>
          <table:table-cell table:style-name="ce28" office:value-type="string">
            <text:p>Proyector</text:p>
          </table:table-cell>
          <table:table-cell table:style-name="ce28" office:value-type="string">
            <text:p>Almacén oficina</text:p>
          </table:table-cell>
          <table:table-cell table:style-name="ce28" office:value-type="string">
            <text:p>Desechado</text:p>
          </table:table-cell>
          <table:table-cell table:style-name="ce28" table:number-columns-repeated="2"/>
          <table:table-cell table:style-name="ce28" office:value-type="string">
            <text:p>No funciona la lampara</text:p>
          </table:table-cell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8">
            <text:p>368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4">
            <text:p>304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9">
            <text:p>369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5">
            <text:p>305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0">
            <text:p>37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1">
            <text:p>37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2">
            <text:p>37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3">
            <text:p>37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4">
            <text:p>37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5">
            <text:p>37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6">
            <text:p>37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7">
            <text:p>37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8">
            <text:p>37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9">
            <text:p>37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0">
            <text:p>38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1">
            <text:p>38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2">
            <text:p>38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3">
            <text:p>38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4">
            <text:p>38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5">
            <text:p>38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6">
            <text:p>38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7">
            <text:p>38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8">
            <text:p>38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9">
            <text:p>38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0">
            <text:p>39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1">
            <text:p>39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2">
            <text:p>39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3">
            <text:p>39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4">
            <text:p>39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5">
            <text:p>39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6">
            <text:p>39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7">
            <text:p>39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8">
            <text:p>39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9">
            <text:p>39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00">
            <text:p>400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7">
            <text:p>297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1">
            <text:p>40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2">
            <text:p>40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3">
            <text:p>40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4">
            <text:p>40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5">
            <text:p>40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06">
            <text:p>406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4">
            <text:p>294</text:p>
          </table:table-cell>
          <table:table-cell table:style-name="ce7" office:value-type="float" office:value="120">
            <text:p>12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7">
            <text:p>40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08">
            <text:p>408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5">
            <text:p>295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9">
            <text:p>40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0">
            <text:p>41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1">
            <text:p>41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2">
            <text:p>41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3">
            <text:p>41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4">
            <text:p>41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5">
            <text:p>41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6">
            <text:p>41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7">
            <text:p>41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418">
            <text:p>418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8">
            <text:p>308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419">
            <text:p>419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7">
            <text:p>307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0">
            <text:p>42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1">
            <text:p>42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2">
            <text:p>42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3">
            <text:p>42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24">
            <text:p>424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6">
            <text:p>296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5">
            <text:p>42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6">
            <text:p>42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7">
            <text:p>42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8">
            <text:p>42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9">
            <text:p>42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1" table:number-columns-repeated="2"/>
          <table:table-cell table:style-name="ce21" office:value-type="float" office:value="430">
            <text:p>430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60">
            <text:p>160</text:p>
          </table:table-cell>
          <table:table-cell table:style-name="ce21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1">
            <text:p>43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2">
            <text:p>43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3">
            <text:p>43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4">
            <text:p>43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5">
            <text:p>43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6">
            <text:p>43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7">
            <text:p>43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8">
            <text:p>43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9">
            <text:p>439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0">
            <text:p>4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1">
            <text:p>4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2">
            <text:p>44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3">
            <text:p>4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4">
            <text:p>44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6">
          <table:table-cell table:style-name="ce21" table:number-columns-repeated="2"/>
          <table:table-cell table:style-name="ce21" office:value-type="float" office:value="445">
            <text:p>445</text:p>
          </table:table-cell>
          <table:table-cell table:style-name="ce21" office:value-type="string">
            <text:p>Sobremes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/>
          <table:table-cell table:style-name="ce21" office:value-type="float" office:value="80">
            <text:p>80</text:p>
          </table:table-cell>
          <table:table-cell table:style-name="ce21"/>
          <table:table-cell table:style-name="ce21" office:value-type="string">
            <text:p>Moxilos Domo Electr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6">
            <text:p>44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7">
            <text:p>44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8">
            <text:p>448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9">
            <text:p>449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Vicerectorado Ordenación Académic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0">
            <text:p>450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Vicerectorado Ordenación Académic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1">
            <text:p>451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2">
            <text:p>452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3">
            <text:p>453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40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4">
            <text:p>45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5">
            <text:p>455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6">
            <text:p>45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7">
            <text:p>45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8">
            <text:p>458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9">
            <text:p>459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0">
            <text:p>460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1">
            <text:p>461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2">
            <text:p>462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 table:number-columns-repeated="2"/>
          <table:table-cell table:style-name="ce8" office:value-type="float" office:value="463">
            <text:p>463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4">
            <text:p>46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5">
            <text:p>465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6">
            <text:p>46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7">
            <text:p>46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8">
            <text:p>468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9">
            <text:p>469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0">
            <text:p>470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1">
            <text:p>471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2">
            <text:p>472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3">
            <text:p>473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4">
            <text:p>47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5">
            <text:p>475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6">
            <text:p>47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7">
            <text:p>47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4" table:number-rows-repeated="28">
          <table:table-cell table:style-name="ce2"/>
          <table:table-cell table:style-name="ce5"/>
          <table:table-cell table:style-name="ce8"/>
          <table:table-cell table:style-name="ce5" table:number-columns-repeated="3"/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4" table:number-rows-repeated="104807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7T18:22:06</meta:creation-date>
    <dc:date>2014-02-19T09:43:08</dc:date>
    <dc:creator>renato </dc:creator>
    <meta:editing-duration>PT1M34S</meta:editing-duration>
    <meta:editing-cycles>3</meta:editing-cycles>
    <meta:generator>LibreOffice/3.5$Linux_x86 LibreOffice_project/350m1$Build-2</meta:generator>
    <meta:document-statistic meta:table-count="3" meta:cell-count="4613" meta:object-count="0"/>
  </office:meta>
</office:document-meta>
</file>